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style:text-underline-style="none" fo:background-color="#ffff00"/>
    </style:style>
    <style:style style:name="P3" style:family="paragraph" style:parent-style-name="Standard">
      <style:text-properties style:text-underline-style="none" fo:background-color="transparent"/>
    </style:style>
    <style:style style:name="P4" style:family="paragraph" style:parent-style-name="Standard">
      <style:text-properties fo:font-weight="normal" fo:background-color="transparent" style:font-weight-asian="normal" style:font-weight-complex="normal"/>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line-break/><text:span text:style-name="T8"><text:line-break/>Glosario</text:span><text:line-break/></text:p>
      <text:p text:style-name="Standard"><text:line-break/><text:span text:style-name="T2">Acceder al sistema:</text:span> termino utilizado para referirse al a comunicacion establecedida entre usuario y el sistema.</text:p>
      <text:p text:style-name="Standard"/>
      <text:p text:style-name="Standard"><text:span text:style-name="T2">Actor: </text:span>personajes o entidades que participarán en un caso de uso</text:p>
      <text:p text:style-name="Standard">.</text:p>
      <text:p text:style-name="Standard"><text:span text:style-name="T2">Administrador</text:span>: Personas encargadas de mantener el sistema y actualizar las estadisticas.</text:p>
      <text:p text:style-name="Standard"/>
      <text:p text:style-name="Standard"><text:span text:style-name="T2">Abridor</text:span>: lanzador que inicia el juego.</text:p>
      <text:p text:style-name="Standard"/>
      <text:p text:style-name="Standard"><text:span text:style-name="T2">Antesalista</text:span>: nombre dado al jugador que defiende la tercera base del campo de juego. También suele referirse al jugador de esta posición simplemente como tercera base.</text:p>
      <text:p text:style-name="Standard"/>
      <text:p text:style-name="P2"><text:span text:style-name="T3">Arquitectura de un sistema:</text:span><text:span text:style-name="T6"> esquema lógico y físico de un sistema. Orientado a la estructura de clases y de objetos del sistema.</text:span></text:p>
      <text:p text:style-name="P3"/>
      <text:p text:style-name="P3"><text:span text:style-name="T2">Artefacto:</text:span>  producto del trabajo tal como código, gráficos Web, esquema de base de datos, documentos de texto, diagramas o modelos.</text:p>
      <text:p text:style-name="Standard"><text:span text:style-name="T5"/></text:p>
      <text:p text:style-name="Standard"><text:span text:style-name="T2">Average de bateo</text:span>: <text:span text:style-name="T7">es la estadística en béisbol que representa la razón entre la cantidad de hits y el número de turnos al bate.</text:span></text:p>
      <text:p text:style-name="P5"/>
      <text:p text:style-name="Standard"><text:span text:style-name="T2">Base</text:span>: cada uno de los cuatro puntos ubicados en los vértices del cuadro de juego o diamante del campo de béisbol.</text:p>
      <text:p text:style-name="P5"/>
      <text:p text:style-name="Standard"><text:span text:style-name="T2">Bases robadas:</text:span> jugada por la cual un corredor en base sale hacia la base inmediata siguiente tratando de tomar descuidados a los jugadores a la defensiva. La anotación estadística para el jugador ofensivo es SB (por stolen bases; bases robadas), se les llaman también estafadas.</text:p>
      <text:p text:style-name="Standard"/>
      <text:p text:style-name="Standard"><text:span text:style-name="T2">Base por bolas:</text:span> otorgar la primera base a un bateador cuando el pitcher ha lanzado cuatro bolas malas, el turno del bateador no es computado en sus estadísticas de turnos al bate, se anota como BB por base on balls en inglés. Se le conoce también como boleto o más coloquialmente como pasaporte.</text:p>
      <text:p text:style-name="Standard"/>
      <text:p text:style-name="Standard"><text:span text:style-name="T2">Base por golpe o golpeado:</text:span> otorgar la primera base a un bateador que ha sido golpeado o rozado por un lanzamiento del pitcher. El uniforme se considera también como parte del cuerpo. Para la anotación se escribe HBP (Hit by Pitch). Tampoco se cuenta como turno legal al bate.</text:p>
      <text:p text:style-name="Standard"/>
      <text:p text:style-name="Standard"><text:span text:style-name="T2">Bateador:</text:span> jugador que está ubicado en la caja de bateo (ver Al bate), y que trata de conectar un hit con un bate.</text:p>
      <text:p text:style-name="Standard"/>
      <text:p text:style-name="Standard"><text:span text:style-name="T2">Bateador designado:</text:span> un pelotero designado por el manager para que tome el turno al bate del pitcher. En el béisbol tradicional, todos los jugadores a la defensiva toman su turno a la ofensiva; sin embargo, los equipos, durante un juego o por toda la temporada, pueden acordar que otro jugador tome el turno al <text:soft-page-break/>bate del lanzador para darle más ofensiva al encuentro. </text:p>
      <text:p text:style-name="Standard"/>
      <text:p text:style-name="Standard"><text:span text:style-name="T2">Beisbolista:</text:span> pelotero; jugador de béisbol.</text:p>
      <text:p text:style-name="Standard"/>
      <text:p text:style-name="Standard"><text:span text:style-name="T2">Bola: </text:span>se anota como bola (B) aquel lanzamiento del pitcher hacia el home que se encuentre fuera de la zona de strike</text:p>
      <text:p text:style-name="Standard"/>
      <text:p text:style-name="Standard"><text:span text:style-name="T2">Campo Corto:</text:span> aquel jugador que ocupa la posición entre la segunda y tercera bases. Esta posición es considerada por muchos una de las más difíciles y dinámicas, debido a la ubicación en que se juega.</text:p>
      <text:p text:style-name="Standard">corredor la totalidad de las bases volviendo al home, bien de manera continua (por medio de un jonrón) o de forma alternada consecutiva antes de que se realicen 3 outs. No existe límite al número de carreras que se pueden efectuar en un juego o en un inning. Para la anotación se utiliza R (Run scored).</text:p>
      <text:p text:style-name="Standard"/>
      <text:p text:style-name="Standard"><text:span text:style-name="T3">Casos de uso </text:span><text:span text:style-name="T4"></text:span><text:span text:style-name="T7">es una descripción de los pasos o las actividades que deberán realizarse para llevar a cabo algún proceso. Los personajes o entidades que participarán en un caso de uso se denominan actores.</text:span></text:p>
      <text:p text:style-name="P1"/>
      <text:p text:style-name="Standard"><text:span text:style-name="T2">Carrera limpia:</text:span> anotación en la cual no intervino error en su realización. Útil en el cálculo del Promedio de carreras limpias permitidas. </text:p>
      <text:p text:style-name="Standard"/>
      <text:p text:style-name="Standard"><text:span text:style-name="T2">Carrera sucia:</text:span> al contrario de la carrera limpia, anotación realizada c</text:p>
      <text:p text:style-name="Standard"/>
      <text:p text:style-name="Standard"><text:span text:style-name="T2">Carrera:</text:span> anotación del juego de béisbol, se logra al recorrer un on la intervención de un error. No cuenta en el cálculo del Promedio de carreras limpias permitidas. </text:p>
      <text:p text:style-name="Standard"/>
      <text:p text:style-name="Standard"><text:span text:style-name="T2">Carrera impulsada o impulsada:</text:span> una carrera impulsada (en inglés run batted in, en la anotación oficial RBI) se otorga a un bateador cuando su equipo anota una carrera como resultado de la aparición al plato de ese bateador. En Venezuela también se le dice empujadas o carreras empujadas. </text:p>
      <text:p text:style-name="Standard"><text:s text:c="4"/></text:p>
      <text:p text:style-name="Standard"><text:span text:style-name="T2">Catcher:</text:span> <text:s/>receptor o catcher (C) es el jugador defensivo que ocupa su posición detrás del home en el juego de béisbol.</text:p>
      <text:p text:style-name="Standard"/>
      <text:p text:style-name="Standard"><text:span text:style-name="T2">Cerrador:</text:span> que se encarga de terminar los juegos.</text:p>
      <text:p text:style-name="P5"/>
      <text:p text:style-name="Standard"><text:span text:style-name="T2">Champion bat:</text:span> se conoce así al pelotero con mejor promedio de bateo al final de una temporada.</text:p>
      <text:p text:style-name="Standard"/>
      <text:p text:style-name="P4"><text:span text:style-name="T2">Clases de Análisis:</text:span> Concepto o cosas del mundo real</text:p>
      <text:p text:style-name="P4"/>
      <text:p text:style-name="P4"><text:span text:style-name="T2">Clases de Implementación:</text:span> Una clase implementada en un lenguaje OO.</text:p>
      <text:p text:style-name="Standard"/>
      <text:p text:style-name="Standard"><text:span text:style-name="T2">Doble o doblete:</text:span> un hit en el que el bateador logra llegar a segunda base sin ser puesto out y sin que haya error alguno de la defensiva.</text:p>
      <text:p text:style-name="Standard"/>
      <text:p text:style-name="Standard"><text:span text:style-name="T2">Extra base:</text:span> cualquier hit que no sea un sencillo.</text:p>
      <text:p text:style-name="Standard"/>
      <text:p text:style-name="Standard"><text:span text:style-name="T2">Fildeo, fildear:</text:span> es el anglicismo que describe la acción de defender el campo de juego y atrapar la pelota, bien sea una bateada por la ofensiva del equipo contrario o la recibida de otro jugador del mismo equipo.</text:p>
      <text:p text:style-name="Standard"/>
      <text:p text:style-name="Standard"><text:span text:style-name="T2">Fly:</text:span>una pelota bateada que, sin golpear antes el campo, se eleva por los aires, siendo necesario <text:soft-page-break/>atraparla en su descenso.</text:p>
      <text:p text:style-name="Standard"/>
      <text:p text:style-name="Standard"><text:span text:style-name="T2">Foul:</text:span> batazo fuera de la zona legal de juego (fair).</text:p>
      <text:p text:style-name="Standard"/>
      <text:p text:style-name="Standard"><text:span text:style-name="T2">Hit:</text:span> en la estadística de béisbol se anota como Hit (H) la conexión efectuada por el bateador que coloca la pelota dentro del terreno de juego, permitiéndole alcanzar al menos una base, sin que se produzca un error de defensa del equipo contrario.</text:p>
      <text:p text:style-name="Standard"/>
      <text:p text:style-name="Standard"><text:span text:style-name="T2">Hit and run:</text:span> Jugada a la ofensiva en la cual, habiendo corredor(es) en base, un bateador intenta conectar a la bola mientras, al mismo tiempo, aquellos se lanzan a ganar las bases próximas. </text:p>
      <text:p text:style-name="Standard"/>
      <text:p text:style-name="Standard"><text:span text:style-name="T2">Home run:</text:span> un cuadrangular, vuelacercas o jonrón (en inglés home run, abreviado HR) se da cuando el bateador hace contacto con la pelota de una manera que le permita recorrer las bases y anotar una carrera (junto con todos los corredores en base) en la misma jugada, sin que se registre ningún out ni error de la defensa.</text:p>
      <text:p text:style-name="Standard"/>
      <text:p text:style-name="Standard"><text:span text:style-name="T2">Inicialista:</text:span> nombre dado al jugador que defiende la primera base del campo de juego. También suele referirse al jugador de esta posición simplemente como primera base.</text:p>
      <text:p text:style-name="Standard"/>
      <text:p text:style-name="Standard"><text:span text:style-name="T2">Intermedia:</text:span> Nombre coloquial dado a la segunda base del campo de juego.</text:p>
      <text:p text:style-name="Standard"/>
      <text:p text:style-name="Standard"><text:span text:style-name="T2">Jardineros o guardabosques: </text:span>nombre de los jugadores defensivos que cubren el área del outfield hacia el centro, la izquierda y la derecha, se les llama en español. Existen tres tipos de jardineros, el jardinero izquierdo, derecho y central.</text:p>
      <text:p text:style-name="Standard"/>
      <text:p text:style-name="Standard"><text:span text:style-name="T2">Juego perfecto:</text:span> aquel juego donde un equipo no permite a ningún bateador del equipo contrario alcanzar base por ninguna circunstancia; es un logro adjudicado generalmente al o los lanzadores.</text:p>
      <text:p text:style-name="Standard"/>
      <text:p text:style-name="Standard"><text:span text:style-name="T2">Lanzador:</text:span> un lanzador o pitcher (P) es el jugador que lanza la pelota desde el montículo hacia el receptor con el objetivo de sacar al bateador e impedirle anotar y ayudar a anotar carreras.</text:p>
      <text:p text:style-name="Standard"/>
      <text:p text:style-name="Standard"><text:span text:style-name="T2">Lineup o line up:</text:span> Alineación; listado de los jugadores de un equipo que participan en un juego de béisbol indicando el orden en el que tomarán turno al bate. A algunos de ellos se les llama de cierta manera. Al primer bateador "lead-off", al cuarto "clean-up" y al último "last".</text:p>
      <text:p text:style-name="Standard"/>
      <text:p text:style-name="Standard"><text:span text:style-name="T2">Manager:</text:span> manejador o estratega del equipo de béisbol, equivaldría a un entrenador o director técnico en otros deportes de conjunto.</text:p>
      <text:p text:style-name="Standard"/>
      <text:p text:style-name="Standard"><text:span text:style-name="T2">No hit no run</text:span>: juego que uno o varios lanzadores se suceden todos los innings sin permitir hits ni carreras, a diferencia del juego perfecto, uno o varios jugadores pudiesen alcanzar bases por otras circunstancias diferentes a hits.</text:p>
      <text:p text:style-name="Standard"/>
      <text:p text:style-name="Standard"><text:span text:style-name="T2">Out: </text:span>jugada decretada por el umpire que retira a un jugador de la ofensiva, bien sea como parte de la acción del bateo o como resultado de un intento de robo de base o un movimiento no permitido.</text:p>
      <text:p text:style-name="Standard"/>
      <text:p text:style-name="Standard"><text:span text:style-name="T2">Ponche, ponchado</text:span>: el strike out (anotación oficial SO), es la acción de retirar a un bateador con una cuenta de 3 strikes, al que la recibe se le suele llamar ponchao o ponchado. La expresión en Venezuela se ha popularizado para denotar a una persona bajo un contexto negativo o desagradable en público.<text:bookmark text:name="cite_ref-6"/>7</text:p>
      <text:p text:style-name="Standard">Porcentaje de bateo: en inglés Batting average (BA o AVG). Es el número que se obtiene de dividir el <text:soft-page-break/>total de hits entre los turnos oficiales al bate. En béisbol se considera prominente al pelotero cuyo promedio está arriba de .300 (coloquialmente se suele hacer referencia al promedio del bateador o solo al promedio).</text:p>
      <text:p text:style-name="Standard"/>
      <text:p text:style-name="Standard"><text:span text:style-name="T2">Promedio de carreras limpias permitidas:</text:span> también conocido como "efectividad" o "average de carreras limpias permitidas" (se anota como ERA por sus siglas en inglés; Earned Run Average). Como su nombre lo indica es el promedio de carreras que un pitcher admite por cada nueve (09) entradas lanzadas. Resulta de la multiplicación de las carreras admitidas o carreras limpias (anotadas sin la intervención d<text:tab/>e un error) por nueve (número de innings que dura un juego), y dividida la cantidad resultante entre el número de innings lanzados. Por ejemplo si un lanzador admite 6 carreras en siete episodios: 6x9= 54/7 = 7.71 ERA</text:p>
      <text:p text:style-name="Standard"/>
      <text:p text:style-name="Standard"><text:span text:style-name="T2">Porcentaje de fildeo:</text:span> estadística que muestra la efectividad de un jugador a la defensiva, es decir, este porcentaje orienta en qué grado el pelotero no cometió error en las jugadas a la defensiva que intervino. Esto se realiza sumando el número de put outs (los outs realizados por él mismo) más las asistencias (como parte de la jugada para lograr un out pero no realizándolo él mismo) dividida esta cantidad entre el mismo número de put outs más las asistencias más los errores cometidos. Por ejemplo, si un parador en corto durante un juego realizó dos put outs, hizo dos asistencias, y cometió un error, su porcentaje de fildeo será: 2 + 2 / 2+2+1 = 4/5 = .750.</text:p>
      <text:p text:style-name="Standard"/>
      <text:p text:style-name="Standard"><text:bookmark text:name="E"/></text:p>
      <text:p text:style-name="Standard"><text:span text:style-name="T2">Roster:</text:span>plantilla de un equipo de béisbol.</text:p>
      <text:p text:style-name="Standard"/>
      <text:p text:style-name="Standard"><text:span text:style-name="T2">Strike:</text:span> (S) conteo negativo para el turno de un bateador en la ofensiva, resulta de no golpear hacia el diamante, en zona válida de juego o fair, una pelota lanzada por el pitcher que pasa por la zona de strike. Un conteo de tres strikes termina el turno del bateador. Dos fouls de un turno son contados como strikes si se hacen antes de haber recibido ningún otro strike.</text:p>
      <text:p text:style-name="Standard"/>
      <text:p text:style-name="Standard"><text:span text:style-name="T2">Triple:</text:span> un hit en el que el bateador logra llegar satisfactoriamente a tercera base, sin que ocurra ningún error por parte de la defensiva.</text:p>
      <text:p text:style-name="Standard"/>
      <text:p text:style-name="Standard"><text:span text:style-name="T2">Utility:</text:span> jugador que tiene la capacidad de jugar en varias posiciones de acuerdo a las necesidades puntuales del equipo.</text:p>
      <text:p text:style-name="Standard"/>
      <text:p text:style-name="Standard"><text:a xlink:type="simple" xlink:href="http://www.fangraphs.com/blogs/index.php/get-to-know-pitch-types"><text:span text:style-name="Strong_20_Emphasis">FB</text:span></text:a> – fastball<text:line-break/><text:a xlink:type="simple" xlink:href="http://www.fangraphs.com/blogs/index.php/get-to-know-pitch-types"><text:span text:style-name="Strong_20_Emphasis">SL</text:span></text:a> – slider<text:line-break/><text:a xlink:type="simple" xlink:href="http://www.fangraphs.com/blogs/index.php/get-to-know-pitch-types"><text:span text:style-name="Strong_20_Emphasis">CT</text:span></text:a> – cutter<text:line-break/><text:a xlink:type="simple" xlink:href="http://www.fangraphs.com/blogs/index.php/get-to-know-pitch-types"><text:span text:style-name="Strong_20_Emphasis">CB</text:span></text:a> – curveball<text:line-break/><text:a xlink:type="simple" xlink:href="http://www.fangraphs.com/blogs/index.php/get-to-know-pitch-types"><text:span text:style-name="Strong_20_Emphasis">CH</text:span></text:a> – changeup<text:line-break/><text:a xlink:type="simple" xlink:href="http://www.fangraphs.com/blogs/index.php/get-to-know-pitch-types"><text:span text:style-name="Strong_20_Emphasis">SF</text:span></text:a> – split-fingered<text:line-break/><text:a xlink:type="simple" xlink:href="http://www.fangraphs.com/blogs/index.php/get-to-know-pitch-types"><text:span text:style-name="Strong_20_Emphasis">KN</text:span></text:a> – knuckleball<text:line-break/><text:a xlink:type="simple" xlink:href="http://www.fangraphs.com/blogs/index.php/get-to-know-pitch-types"><text:span text:style-name="Strong_20_Emphasis">XX</text:span></text:a> – unidentified<text:line-break/><text:a xlink:type="simple" xlink:href="http://www.fangraphs.com/blogs/index.php/get-to-know-pitch-types"><text:span text:style-name="Strong_20_Emphasis">PO</text:span></text:a> – pitch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is </meta:initial-creator>
    <meta:creation-date>2011-10-15T19:31:55</meta:creation-date>
    <dc:date>2011-10-15T21:54:59</dc:date>
    <dc:creator>kris </dc:creator>
    <meta:editing-duration>PT1H51M19S</meta:editing-duration>
    <meta:editing-cycles>2</meta:editing-cycles>
    <meta:generator>LibreOffice/3.3$Linux LibreOffice_project/330m19$Build-401</meta:generator>
    <meta:document-statistic meta:table-count="0" meta:image-count="0" meta:object-count="0" meta:page-count="4" meta:paragraph-count="57" meta:word-count="1719" meta:character-count="9973"/>
  </office:meta>
</office:document-meta>
</file>